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6pt" fo:font-style="italic" fo:font-weight="normal" officeooo:rsid="00078321" officeooo:paragraph-rsid="00078321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Liberation Serif" fo:font-size="16pt" fo:font-style="italic" fo:font-weight="normal" officeooo:rsid="00078321" officeooo:paragraph-rsid="000a47cf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style:font-name="Liberation Serif" fo:font-size="6pt" fo:font-style="italic" fo:font-weight="normal" officeooo:rsid="00078321" officeooo:paragraph-rsid="00078321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text-properties style:font-name="Liberation Serif" fo:font-size="6pt" fo:font-style="italic" fo:font-weight="normal" officeooo:rsid="00078321" officeooo:paragraph-rsid="000a47cf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style:font-name="Liberation Serif" fo:font-size="6pt" fo:font-weight="bold" officeooo:rsid="00024b75" officeooo:paragraph-rsid="00024b75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16pt" officeooo:rsid="0006398d" officeooo:paragraph-rsid="0006fe86" style:font-size-asian="16pt" style:font-size-complex="16pt"/>
    </style:style>
    <style:style style:name="P9" style:family="paragraph" style:parent-style-name="Standard">
      <style:text-properties fo:font-size="16pt" fo:font-style="italic" fo:font-weight="normal" officeooo:rsid="0006fe86" officeooo:paragraph-rsid="0006fe86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officeooo:rsid="0006398d" officeooo:paragraph-rsid="0006fe86"/>
    </style:style>
    <style:style style:name="P11" style:family="paragraph" style:parent-style-name="Standard">
      <style:text-properties officeooo:paragraph-rsid="00024b75"/>
    </style:style>
    <style:style style:name="P12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13" style:family="paragraph" style:parent-style-name="Standard">
      <style:text-properties officeooo:paragraph-rsid="0006fe86"/>
    </style:style>
    <style:style style:name="P14" style:family="paragraph" style:parent-style-name="Standard">
      <style:text-properties fo:font-size="6pt" officeooo:rsid="0006398d" officeooo:paragraph-rsid="0006fe86" style:font-size-asian="5.25pt" style:font-size-complex="6pt"/>
    </style:style>
    <style:style style:name="P15" style:family="paragraph" style:parent-style-name="Standard">
      <style:text-properties officeooo:rsid="000517f7" officeooo:paragraph-rsid="000517f7"/>
    </style:style>
    <style:style style:name="P16" style:family="paragraph" style:parent-style-name="Standard">
      <style:text-properties officeooo:rsid="000a47cf" officeooo:paragraph-rsid="000a47c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078321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08a03d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0a47c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officeooo:rsid="00024b75" style:font-size-asian="12.25pt" style:font-size-complex="14pt"/>
    </style:style>
    <style:style style:name="T13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14" style:family="text">
      <style:text-properties style:font-name="Liberation Serif" fo:font-style="italic" style:font-style-asian="italic" style:font-style-complex="italic"/>
    </style:style>
    <style:style style:name="T15" style:family="text">
      <style:text-properties style:font-name="Liberation Serif" fo:font-style="italic" officeooo:rsid="00024b75" style:font-style-asian="italic" style:font-style-complex="italic"/>
    </style:style>
    <style:style style:name="T16" style:family="text">
      <style:text-properties style:font-name="Liberation Serif" officeooo:rsid="00024b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I</text:span><text:span text:style-name="T14">ntrodução</text:span></text:p>
      <text:p text:style-name="P14"><text:span text:style-name="T15"/></text:p>
      <text:p text:style-name="P10"><text:span text:style-name="T12">Você sabia que aquilo que compõe eu, você e inclusive essa bolinha, é apenas 15% de toda matéria do universo? Meu nome é Miguel e eu quero te contar sobre uma coisinha esquisita chamada </text:span><text:span text:style-name="T13">matéria escura.</text:span></text:p>
      <text:p text:style-name="P1"><text:span text:style-name="T13"/></text:p>
      <text:p text:style-name="P12"><text:span text:style-name="T13"/></text:p>
      <text:p text:style-name="P9"><text:span text:style-name="T16">C</text:span><text:span text:style-name="T1">ontextualização</text:span></text:p>
      <text:p text:style-name="P7"/>
      <text:p text:style-name="P13"><text:span text:style-name="T3">Primeiramente, o que é matéria escura…? Bom, nós ainda não sabemos. Mas por que a </text:span><text:span text:style-name="T5">gente acha</text:span><text:span text:style-name="T3"> que ela existe? </text:span><text:span text:style-name="T8">E</text:span><text:span text:style-name="T3">m 1930, um cientista chamado Fritz Zwicky estava estudando galáxias </text:span><text:span text:style-name="T4">muitos distantes</text:span><text:span text:style-name="T3">: ele estava interessado na velocidade com que objetos giravam em torno dos centros de galáxias, e como essa velocidade </text:span><text:span text:style-name="T5">pode mudar </text:span><text:span text:style-name="T3">depende</text:span><text:span text:style-name="T5">ndo</text:span><text:span text:style-name="T3"> da distância do objeto até o centro. </text:span><text:span text:style-name="T8">Zwicky sabia como era a distribuição de massa nas galáxis: elas eram muito mais massissas próximas de seu centro do que nas extremidades. Utilizando isso junto com a l</text:span><text:span text:style-name="T3">ei de gravitação universal, Zwicky esperava que a relação entre </text:span><text:span text:style-name="T8">a velocidade e a distância</text:span><text:span text:style-name="T3"> fosse d</text:span><text:span text:style-name="T8">a seguinte</text:span><text:span text:style-name="T3"> forma &lt;curva esperada&gt;, com a velocidade caindo com o aumento da distância. Entretanto, o observado foi </text:span><text:span text:style-name="T8">a seguinte curva, totalmente diferente da esperada. Claramente, algo de errado não está certo.</text:span><text:span text:style-name="T3"> </text:span><text:span text:style-name="T5">Para explicar esse </text:span><text:span text:style-name="T8">diferença</text:span><text:span text:style-name="T5">, </text:span><text:span text:style-name="T3">Zwicky propôs que deveria existir uma grande quantidade de massa não visível permeando essas galáxias. A essa massa invísivel, </text:span><text:span text:style-name="T8">ele deu</text:span><text:span text:style-name="T3"> o nome de matéria escura </text:span><text:span text:style-name="T8">e calculou que deveria existir 5 vezes mais matéria escura do que a matéria normal que conhecemos.</text:span></text:p>
      <text:p text:style-name="P2"/>
      <text:p text:style-name="P1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Mas se essa matéria é invśivel, </text:span><text:span text:style-name="T9">ou seja</text:span><text:span text:style-name="T3">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1"><text:span text:style-name="T3"/></text:p>
      <text:p text:style-name="P1"><text:span text:style-name="T3"/></text:p>
      <text:p text:style-name="P3">Experimento</text:p>
      <text:p text:style-name="P5"/>
      <text:p text:style-name="P1"><text:span text:style-name="T9">A </text:span><text:span text:style-name="T3">coloboração da qual faço part</text:span><text:span text:style-name="T10">a</text:span><text:span text:style-name="T3"> chama-</text:span><text:span text:style-name="T10">se</text:span><text:span text:style-name="T3"> DarkSide. </text:span><text:span text:style-name="T10">He, entendeu? A colobaração </text:span><text:span text:style-name="T3"><text:s/>busca </text:span><text:span text:style-name="T5">detectar</text:span><text:span text:style-name="T3"> </text:span><text:span text:style-name="T5">um possível candidato a</text:span><text:span text:style-name="T3"> matéria escura. </text:span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 Em inglês, esses candidatos têm o nome de WIMPs</text:span><text:span text:style-name="T3">. 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 Teoricamente, existe uma grande nuvem de matéria escura permeando a galáxia e d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Quando essa colisão ocorre, parte da energia da mesma é liberada na forma de luz, que é detectada pelo </text:span><text:span text:style-name="T6">experimento </text:span><text:span text:style-name="T11">na forma de um pulo</text:span><text:span text:style-name="T3">. Quanto mais intentso for o sinal luminoso, mais intens</text:span><text:span text:style-name="T11">a</text:span><text:span text:style-name="T3"> foi a colisão entre </text:span><text:span text:style-name="T6">a partícula </text:span><text:span text:style-name="T3">e o argônio.</text:span></text:p>
      <text:p text:style-name="P2"/>
      <text:p text:style-name="P1"><text:soft-page-break/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, </text:span><text:span text:style-name="T11">com </text:span><text:span text:style-name="T3">sinais mais intensos para párticulas mais rápidas </text:span><text:span text:style-name="T11">e sinais menos intensos para párticulas mais devagares</text:span><text:span text:style-name="T3">. Outro fator importante é o ângulo </text:span><text:span text:style-name="T6">de colisão </text:span><text:span text:style-name="T3">entre a partícula incidente e o aparato experimental. </text:span><text:span text:style-name="T11">Quanto maior for o ângulo, menor a intensidade do sinal e vice-versa.</text:span><text:span text:style-name="T3"> 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Tal comportamento seria característico de uma interação entre</text:span><text:span text:style-name="T6"> a partícula</text:span><text:span text:style-name="T3"> e </text:span><text:span text:style-name="T6">o </text:span><text:span text:style-name="T3">argônio e poderia ser crucial para a detecção de matéria escura. O meu projeto de pesquisa </text:span><text:span text:style-name="T11">busca</text:span><text:span text:style-name="T3"> avaliar se o estudo dessa </text:span><text:span text:style-name="T6">variação</text:span><text:span text:style-name="T3"> do sinal devido a variação do ângulo seria um método viável para detecção da matéria escura.</text:span></text:p>
      <text:p text:style-name="P2"/>
      <text:p text:style-name="P2"/>
      <text:p text:style-name="P4">Experimento</text:p>
      <text:p text:style-name="P6"/>
      <text:p text:style-name="P15"><text:span text:style-name="T11">Isso é apenas uma das coisas que estamos fazendo para aprender um pouco mais sobre nosso mundo e</text:span><text:span text:style-name="T2"> </text:span><text:span text:style-name="T11">e espero ter despertado seu interesse sobre aquilo que a ciência faz, aqui na Terra, para desvendar os mistérios de nosso universo</text:span><text:span text:style-name="T2">.</text:span></text:p>
      <text:p text:style-name="P15"><text:span text:style-name="T2"/></text:p>
      <text:p text:style-name="P16"><text:span text:style-name="T2">Obrigado pela atenção e a gente se vê, no lado esc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17:51:58.974252339</dc:date>
    <meta:editing-duration>PT11H19M49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2" meta:paragraph-count="11" meta:word-count="612" meta:character-count="3725" meta:non-whitespace-character-count="3123"/>
  </office:meta>
</office:document-meta>
</file>